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bc73"/>
    </style:style>
    <style:style style:name="P2" style:family="paragraph" style:parent-style-name="Standard">
      <style:text-properties fo:background-color="#fff450"/>
    </style:style>
    <style:style style:name="P3" style:family="paragraph" style:parent-style-name="Standard">
      <style:text-properties officeooo:paragraph-rsid="0014bc73" fo:background-color="#fff450"/>
    </style:style>
    <style:style style:name="P4" style:family="paragraph" style:parent-style-name="Standard">
      <style:text-properties fo:background-color="#ccbe00"/>
    </style:style>
    <style:style style:name="P5" style:family="paragraph" style:parent-style-name="Standard">
      <style:text-properties fo:color="#182f7c"/>
    </style:style>
    <style:style style:name="T1" style:family="text">
      <style:text-properties fo:background-color="#ccbe00" loext:char-shading-value="0"/>
    </style:style>
    <style:style style:name="T2" style:family="text">
      <style:text-properties fo:background-color="#ccbe00" loext:char-shading-value="0"/>
    </style:style>
    <style:style style:name="T3" style:family="text">
      <style:text-properties fo:background-color="#820f71" loext:char-shading-value="0"/>
    </style:style>
    <style:style style:name="T4" style:family="text">
      <style:text-properties fo:background-color="#c2e0a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mao@ermao-ThinkPad-W510:~$ pwd</text:p>
      <text:p text:style-name="Standard">/home/ermao</text:p>
      <text:p text:style-name="Standard">ermao@ermao-ThinkPad-W510:~$ git --version</text:p>
      <text:p text:style-name="Standard">git version 2.17.1</text:p>
      <text:p text:style-name="Standard">ermao@ermao-ThinkPad-W510:~$ git init new_project</text:p>
      <text:p text:style-name="Standard">Initialized empty Git repository in /home/ermao/new_project/.git/</text:p>
      <text:p text:style-name="Standard">ermao@ermao-ThinkPad-W510:~$ ls</text:p>
      <text:p text:style-name="Standard">Desktop <text:s text:c="3"/>eclipse <text:s text:c="18"/>Music <text:s text:c="7"/>Public <text:s text:c="4"/>Videos</text:p>
      <text:p text:style-name="Standard">Documents <text:s/>eclipse-UbuntuWorkspace- <text:s/>new_project <text:s/>snap</text:p>
      <text:p text:style-name="Standard">Downloads <text:s/>examples.desktop <text:s text:c="9"/>Pictures <text:s text:c="4"/>Templates</text:p>
      <text:p text:style-name="Standard">ermao@ermao-ThinkPad-W510:~$ cd new_project</text:p>
      <text:p text:style-name="Standard">ermao@ermao-ThinkPad-W510:~/new_project$ git config --global user.name "ermao750125"</text:p>
      <text:p text:style-name="Standard">ermao@ermao-ThinkPad-W510:~/new_project$ git config --global user.email ermao750125@gmail.com </text:p>
      <text:p text:style-name="Standard">ermao@ermao-ThinkPad-W510:~/new_project$ echo "To-do list web app, organize and share your to-do's" &gt; README.md</text:p>
      <text:p text:style-name="Standard">ermao@ermao-ThinkPad-W510:~/new_projec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nothing added to commit but untracked files present (use "git add" to track)</text:p>
      <text:p text:style-name="Standard">ermao@ermao-ThinkPad-W510:~/new_project$ echo "To-do list web app in the second phase, organize and share your to-do's in the second phase" &gt; README_second.md</text:p>
      <text:p text:style-name="Standard">ermao@ermao-ThinkPad-W510:~/new_projec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><text:tab/>README_second.md</text:p>
      <text:p text:style-name="Standard"/>
      <text:p text:style-name="Standard">nothing added to commit but untracked files present (use "git add" to track)</text:p>
      <text:p text:style-name="Standard">ermao@ermao-ThinkPad-W510:~/new_project$ git add README.md</text:p>
      <text:p text:style-name="Standard">ermao@ermao-ThinkPad-W510:~/new_projec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><text:soft-page-break/></text:p>
      <text:p text:style-name="Standard"><text:tab/>new file: <text:s text:c="2"/>README.md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_second.md</text:p>
      <text:p text:style-name="Standard"/>
      <text:p text:style-name="Standard">ermao@ermao-ThinkPad-W510:~/new_project$ echo "To-do list web app in the third phase, organize and share your to-do's in the third phase" &gt; README_third.md</text:p>
      <text:p text:style-name="Standard">ermao@ermao-ThinkPad-W510:~/new_projec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/>
      <text:p text:style-name="Standard"><text:tab/>new file: <text:s text:c="2"/>README.md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_second.md</text:p>
      <text:p text:style-name="Standard"><text:tab/>README_third.md</text:p>
      <text:p text:style-name="Standard"/>
      <text:p text:style-name="Standard">ermao@ermao-ThinkPad-W510:~/new_project$ git commit -m "Initial Project Commit for the first phase"</text:p>
      <text:p text:style-name="Standard">[master (root-commit) 6878e78] Initial Project Commit for the first phase</text:p>
      <text:p text:style-name="Standard"><text:s/>1 file changed, 1 insertion(+)</text:p>
      <text:p text:style-name="Standard"><text:s/>create mode 100644 README.md</text:p>
      <text:p text:style-name="Standard">ermao@ermao-ThinkPad-W510:~/new_project$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_second.md</text:p>
      <text:p text:style-name="Standard"><text:tab/>README_third.md</text:p>
      <text:p text:style-name="Standard"/>
      <text:p text:style-name="Standard">nothing added to commit but untracked files present (use "git add" to track)</text:p>
      <text:p text:style-name="Standard">ermao@ermao-ThinkPad-W510:~/new_project$ git add README_second.md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README_second.md</text:p>
      <text:p text:style-name="Standard"/>
      <text:p text:style-name="Standard">Untracked files:</text:p>
      <text:p text:style-name="Standard"><text:soft-page-break/><text:s text:c="2"/>(use "git add &lt;file&gt;..." to include in what will be committed)</text:p>
      <text:p text:style-name="Standard"/>
      <text:p text:style-name="Standard"><text:tab/>README_third.md</text:p>
      <text:p text:style-name="Standard"/>
      <text:p text:style-name="Standard">ermao@ermao-ThinkPad-W510:~/new_project$ git commit -m "Initial Project Commit for the second phase"</text:p>
      <text:p text:style-name="Standard">[master 50c8200] Initial Project Commit for the second phase</text:p>
      <text:p text:style-name="Standard"><text:s/>1 file changed, 1 insertion(+)</text:p>
      <text:p text:style-name="Standard"><text:s/>create mode 100644 README_second.md</text:p>
      <text:p text:style-name="Standard">ermao@ermao-ThinkPad-W510:~/new_project$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_third.md</text:p>
      <text:p text:style-name="Standard"/>
      <text:p text:style-name="Standard">nothing added to commit but untracked files present (use "git add" to track)</text:p>
      <text:p text:style-name="Standard">ermao@ermao-ThinkPad-W510:~/new_project$ git add .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README_third.md</text:p>
      <text:p text:style-name="Standard"/>
      <text:p text:style-name="Standard">ermao@ermao-ThinkPad-W510:~/new_project$ git commit -m "Initial Project Commit for the third <text:s/>phase"</text:p>
      <text:p text:style-name="Standard">[master 7483f87] Initial Project Commit for the third <text:s/>phase</text:p>
      <text:p text:style-name="Standard"><text:s/>1 file changed, 1 insertion(+)</text:p>
      <text:p text:style-name="Standard"><text:s/>create mode 100644 README_third.md</text:p>
      <text:p text:style-name="Standard">ermao@ermao-ThinkPad-W510:~/new_project$ git status</text:p>
      <text:p text:style-name="Standard">On branch master</text:p>
      <text:p text:style-name="Standard">nothing to commit, working tree clean</text:p>
      <text:p text:style-name="Standard">ermao@ermao-ThinkPad-W510:~/new_project$ touch index.php style.css script.js</text:p>
      <text:p text:style-name="Standard">ermao@ermao-ThinkPad-W510:~/new_project$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index.php</text:p>
      <text:p text:style-name="Standard"><text:tab/>script.js</text:p>
      <text:p text:style-name="Standard"><text:tab/>style.css</text:p>
      <text:p text:style-name="Standard"/>
      <text:p text:style-name="Standard">nothing added to commit but untracked files present (use "git add" to track)</text:p>
      <text:p text:style-name="Standard">ermao@ermao-ThinkPad-W510:~/new_project$ echo "&lt;html&gt;" &gt; index.php</text:p>
      <text:p text:style-name="Standard">ermao@ermao-ThinkPad-W510:~/new_project$ git diff</text:p>
      <text:p text:style-name="Standard">ermao@ermao-ThinkPad-W510:~/new_project$ git add index.php script.js style.css</text:p>
      <text:p text:style-name="Standard">ermao@ermao-ThinkPad-W510:~/new_project$ git echo "&lt;head&gt;&lt;/head&gt;&lt;/html&gt;" &gt;&gt; index.php</text:p>
      <text:p text:style-name="Standard">git: 'echo' is not a git command. See 'git --help'.</text:p>
      <text:p text:style-name="Standard"><text:soft-page-break/></text:p>
      <text:p text:style-name="Standard">The most similar command is</text:p>
      <text:p text:style-name="Standard"><text:tab/>fetch</text:p>
      <text:p text:style-name="Standard">ermao@ermao-ThinkPad-W510:~/new_project$ echo "&lt;head&gt;&lt;/head&gt;&lt;/html&gt;" &gt;&gt; index.php</text:p>
      <text:p text:style-name="Standard">ermao@ermao-ThinkPad-W510:~/new_project$ git diff</text:p>
      <text:p text:style-name="Standard">diff --git a/index.php b/index.php</text:p>
      <text:p text:style-name="Standard">index 1a18979..b55d393 100644</text:p>
      <text:p text:style-name="Standard">--- a/index.php</text:p>
      <text:p text:style-name="Standard">+++ b/index.php</text:p>
      <text:p text:style-name="Standard">@@ -1 +1,2 @@</text:p>
      <text:p text:style-name="Standard"><text:s/>&lt;html&gt;</text:p>
      <text:p text:style-name="Standard">+&lt;head&gt;&lt;/head&gt;&lt;/html&gt;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index.php</text:p>
      <text:p text:style-name="Standard"><text:tab/>new file: <text:s text:c="2"/>script.js</text:p>
      <text:p text:style-name="Standard"><text:tab/>new file: <text:s text:c="2"/>style.css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index.php</text:p>
      <text:p text:style-name="Standard"/>
      <text:p text:style-name="Standard">ermao@ermao-ThinkPad-W510:~/new_project$ echo "&lt;head2&gt;&lt;/head2&gt;&lt;/html2&gt;" &gt; index.php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index.php</text:p>
      <text:p text:style-name="Standard"><text:tab/>new file: <text:s text:c="2"/>script.js</text:p>
      <text:p text:style-name="Standard"><text:tab/>new file: <text:s text:c="2"/>style.css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index.php</text:p>
      <text:p text:style-name="Standard"/>
      <text:p text:style-name="Standard">ermao@ermao-ThinkPad-W510:~/new_project$ git diff</text:p>
      <text:p text:style-name="Standard">diff --git a/index.php b/index.php</text:p>
      <text:p text:style-name="Standard">index 1a18979..0218835 100644</text:p>
      <text:p text:style-name="Standard">--- a/index.php</text:p>
      <text:p text:style-name="Standard">+++ b/index.php</text:p>
      <text:p text:style-name="Standard">@@ -1 +1 @@</text:p>
      <text:p text:style-name="Standard"><text:soft-page-break/>-&lt;html&gt;</text:p>
      <text:p text:style-name="Standard">+&lt;head2&gt;&lt;/head2&gt;&lt;/html2&gt;</text:p>
      <text:p text:style-name="Standard">ermao@ermao-ThinkPad-W510:~/new_project$ echo "&lt;head3&gt;&lt;/head3&gt;&lt;/html3&gt;" &gt; index.php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index.php</text:p>
      <text:p text:style-name="Standard"><text:tab/>new file: <text:s text:c="2"/>script.js</text:p>
      <text:p text:style-name="Standard"><text:tab/>new file: <text:s text:c="2"/>style.css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index.php</text:p>
      <text:p text:style-name="Standard"/>
      <text:p text:style-name="Standard">ermao@ermao-ThinkPad-W510:~/new_project$ git diff</text:p>
      <text:p text:style-name="Standard">diff --git a/index.php b/index.php</text:p>
      <text:p text:style-name="Standard">index 1a18979..9474ac0 100644</text:p>
      <text:p text:style-name="Standard">--- a/index.php</text:p>
      <text:p text:style-name="Standard">+++ b/index.php</text:p>
      <text:p text:style-name="Standard">@@ -1 +1 @@</text:p>
      <text:p text:style-name="Standard">-&lt;html&gt;</text:p>
      <text:p text:style-name="Standard">+&lt;head3&gt;&lt;/head3&gt;&lt;/html3&gt;</text:p>
      <text:p text:style-name="Standard">ermao@ermao-ThinkPad-W510:~/new_project$ echo "&lt;head43&gt;&lt;/head43&gt;&lt;/html43&gt;" &gt;&gt; index.php</text:p>
      <text:p text:style-name="Standard">ermao@ermao-ThinkPad-W510:~/new_project$ git diff</text:p>
      <text:p text:style-name="Standard">diff --git a/index.php b/index.php</text:p>
      <text:p text:style-name="Standard">index 1a18979..88d0d3d 100644</text:p>
      <text:p text:style-name="Standard">--- a/index.php</text:p>
      <text:p text:style-name="Standard">+++ b/index.php</text:p>
      <text:p text:style-name="Standard">@@ -1 +1,2 @@</text:p>
      <text:p text:style-name="Standard">-&lt;html&gt;</text:p>
      <text:p text:style-name="Standard">+&lt;head3&gt;&lt;/head3&gt;&lt;/html3&gt;</text:p>
      <text:p text:style-name="Standard">+&lt;head43&gt;&lt;/head43&gt;&lt;/html43&gt;</text:p>
      <text:p text:style-name="Standard">ermao@ermao-ThinkPad-W510:~/new_project$ echo "&lt;head543&gt;&lt;/head543&gt;&lt;/html543&gt;" &gt; index.php</text:p>
      <text:p text:style-name="Standard">ermao@ermao-ThinkPad-W510:~/new_project$ git diff</text:p>
      <text:p text:style-name="Standard">diff --git a/index.php b/index.php</text:p>
      <text:p text:style-name="Standard">index 1a18979..bb74cff 100644</text:p>
      <text:p text:style-name="Standard">--- a/index.php</text:p>
      <text:p text:style-name="Standard">+++ b/index.php</text:p>
      <text:p text:style-name="Standard">@@ -1 +1 @@</text:p>
      <text:p text:style-name="Standard">-&lt;html&gt;</text:p>
      <text:p text:style-name="Standard">+&lt;head543&gt;&lt;/head543&gt;&lt;/html543&gt;</text:p>
      <text:p text:style-name="Standard">ermao@ermao-ThinkPad-W510:~/new_project$ git status</text:p>
      <text:p text:style-name="Standard">On branch master</text:p>
      <text:p text:style-name="Standard">Changes to be committed:</text:p>
      <text:p text:style-name="Standard"><text:soft-page-break/><text:s text:c="2"/>(use "git reset HEAD &lt;file&gt;..." to unstage)</text:p>
      <text:p text:style-name="Standard"/>
      <text:p text:style-name="Standard"><text:tab/>new file: <text:s text:c="2"/>index.php</text:p>
      <text:p text:style-name="Standard"><text:tab/>new file: <text:s text:c="2"/>script.js</text:p>
      <text:p text:style-name="Standard"><text:tab/>new file: <text:s text:c="2"/>style.css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index.php</text:p>
      <text:p text:style-name="Standard"/>
      <text:p text:style-name="Standard">ermao@ermao-ThinkPad-W510:~/new_project$ git add .</text:p>
      <text:p text:style-name="Standard">ermao@ermao-ThinkPad-W510:~/new_project$ echo "&lt;head43&gt;&lt;/head43&gt;&lt;/html43&gt;" &gt;&gt; index.php</text:p>
      <text:p text:style-name="Standard">ermao@ermao-ThinkPad-W510:~/new_project$ git diff</text:p>
      <text:p text:style-name="Standard">diff --git a/index.php b/index.php</text:p>
      <text:p text:style-name="Standard">index bb74cff..61ffbd4 100644</text:p>
      <text:p text:style-name="Standard">--- a/index.php</text:p>
      <text:p text:style-name="Standard">+++ b/index.php</text:p>
      <text:p text:style-name="Standard">@@ -1 +1,2 @@</text:p>
      <text:p text:style-name="Standard"><text:s/>&lt;head543&gt;&lt;/head543&gt;&lt;/html543&gt;</text:p>
      <text:p text:style-name="Standard">+&lt;head43&gt;&lt;/head43&gt;&lt;/html43&gt;</text:p>
      <text:p text:style-name="Standard">ermao@ermao-ThinkPad-W510:~/new_project$ echo "&lt;head3&gt;&lt;/head3&gt;&lt;/html3&gt;" &gt; index.php</text:p>
      <text:p text:style-name="Standard">ermao@ermao-ThinkPad-W510:~/new_project$ git diff</text:p>
      <text:p text:style-name="Standard">diff --git a/index.php b/index.php</text:p>
      <text:p text:style-name="Standard">index bb74cff..9474ac0 100644</text:p>
      <text:p text:style-name="Standard">--- a/index.php</text:p>
      <text:p text:style-name="Standard">+++ b/index.php</text:p>
      <text:p text:style-name="Standard">@@ -1 +1 @@</text:p>
      <text:p text:style-name="Standard">-&lt;head543&gt;&lt;/head543&gt;&lt;/html543&gt;</text:p>
      <text:p text:style-name="Standard">+&lt;head3&gt;&lt;/head3&gt;&lt;/html3&gt;</text:p>
      <text:p text:style-name="Standard">ermao@ermao-ThinkPad-W510:~/new_project$ git commit -m"this is for checking change before and after add"</text:p>
      <text:p text:style-name="Standard">[master 421d511] this is for checking change before and after add</text:p>
      <text:p text:style-name="Standard"><text:s/>3 files changed, 1 insertion(+)</text:p>
      <text:p text:style-name="Standard"><text:s/>create mode 100644 index.php</text:p>
      <text:p text:style-name="Standard"><text:s/>create mode 100644 script.js</text:p>
      <text:p text:style-name="Standard"><text:s/>create mode 100644 style.css</text:p>
      <text:p text:style-name="Standard">ermao@ermao-ThinkPad-W510:~/new_project$ git status</text:p>
      <text:p text:style-name="Standard">On branch master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index.php</text:p>
      <text:p text:style-name="Standard"/>
      <text:p text:style-name="Standard">no changes added to commit (use "git add" and/or "git commit -a")</text:p>
      <text:p text:style-name="Standard">ermao@ermao-ThinkPad-W510:~/new_project$ echo "&lt;head43&gt;&lt;/head43&gt;&lt;/html43&gt;" &gt;&gt; index.php</text:p>
      <text:p text:style-name="Standard">ermao@ermao-ThinkPad-W510:~/new_project$ git log</text:p>
      <text:p text:style-name="Standard"><text:soft-page-break/>commit 421d51164a81fa38587d8b66a425033df74a1214 (HEAD -&gt; master)</text:p>
      <text:p text:style-name="Standard">Author: ermao750125 &lt;ermao750125@gmail.com&gt;</text:p>
      <text:p text:style-name="Standard">Date: <text:s text:c="2"/>Thu Oct 25 12:27:03 2018 -0400</text:p>
      <text:p text:style-name="Standard"/>
      <text:p text:style-name="Standard"><text:s text:c="4"/>this is for checking change before and after add</text:p>
      <text:p text:style-name="Standard"/>
      <text:p text:style-name="Standard">commit 7483f87edeed0bfc5ca480598f1205c09ed181ac</text:p>
      <text:p text:style-name="Standard">Author: ermao750125 &lt;ermao750125@gmail.com&gt;</text:p>
      <text:p text:style-name="Standard">Date: <text:s text:c="2"/>Thu Oct 25 10:33:22 2018 -0400</text:p>
      <text:p text:style-name="Standard"/>
      <text:p text:style-name="Standard"><text:s text:c="4"/>Initial Project Commit for the third <text:s/>phase</text:p>
      <text:p text:style-name="Standard"/>
      <text:p text:style-name="Standard">commit 50c820024e5024d5f16a33de78dffe81588bafe4</text:p>
      <text:p text:style-name="Standard">Author: ermao750125 &lt;ermao750125@gmail.com&gt;</text:p>
      <text:p text:style-name="Standard">Date: <text:s text:c="2"/>Thu Oct 25 10:32:31 2018 -0400</text:p>
      <text:p text:style-name="Standard"/>
      <text:p text:style-name="Standard"><text:s text:c="4"/>Initial Project Commit for the second phase</text:p>
      <text:p text:style-name="Standard"/>
      <text:p text:style-name="Standard">commit 6878e78cc3ea84ed58dbd661bc347d0e05a6b762</text:p>
      <text:p text:style-name="Standard">Author: ermao750125 &lt;ermao750125@gmail.com&gt;</text:p>
      <text:p text:style-name="Standard">Date: <text:s text:c="2"/>Thu Oct 25 10:31:23 2018 -0400</text:p>
      <text:p text:style-name="Standard"/>
      <text:p text:style-name="Standard"><text:s text:c="4"/>Initial Project Commit for the first phase</text:p>
      <text:p text:style-name="Standard">:...skipping...</text:p>
      <text:p text:style-name="Standard">commit 421d51164a81fa38587d8b66a425033df74a1214 (HEAD -&gt; master)</text:p>
      <text:p text:style-name="Standard">Author: ermao750125 &lt;ermao750125@gmail.com&gt;</text:p>
      <text:p text:style-name="Standard">Date: <text:s text:c="2"/>Thu Oct 25 12:27:03 2018 -0400</text:p>
      <text:p text:style-name="Standard"/>
      <text:p text:style-name="Standard"><text:s text:c="4"/>this is for checking change before and after add</text:p>
      <text:p text:style-name="Standard"/>
      <text:p text:style-name="Standard">commit 7483f87edeed0bfc5ca480598f1205c09ed181ac</text:p>
      <text:p text:style-name="Standard">Author: ermao750125 &lt;ermao750125@gmail.com&gt;</text:p>
      <text:p text:style-name="Standard">Date: <text:s text:c="2"/>Thu Oct 25 10:33:22 2018 -0400</text:p>
      <text:p text:style-name="Standard"/>
      <text:p text:style-name="Standard"><text:s text:c="4"/>Initial Project Commit for the third <text:s/>phase</text:p>
      <text:p text:style-name="Standard"/>
      <text:p text:style-name="Standard">commit 50c820024e5024d5f16a33de78dffe81588bafe4</text:p>
      <text:p text:style-name="Standard">Author: ermao750125 &lt;ermao750125@gmail.com&gt;</text:p>
      <text:p text:style-name="Standard">Date: <text:s text:c="2"/>Thu Oct 25 10:32:31 2018 -0400</text:p>
      <text:p text:style-name="Standard"/>
      <text:p text:style-name="Standard"><text:s text:c="4"/>Initial Project Commit for the second phase</text:p>
      <text:p text:style-name="Standard"/>
      <text:p text:style-name="Standard">commit 6878e78cc3ea84ed58dbd661bc347d0e05a6b762</text:p>
      <text:p text:style-name="Standard">Author: ermao750125 &lt;ermao750125@gmail.com&gt;</text:p>
      <text:p text:style-name="Standard">Date: <text:s text:c="2"/>Thu Oct 25 10:31:23 2018 -0400</text:p>
      <text:p text:style-name="Standard"/>
      <text:p text:style-name="Standard"><text:s text:c="4"/>Initial Project Commit for the first phase</text:p>
      <text:p text:style-name="Standard">~</text:p>
      <text:p text:style-name="Standard">ermao@ermao-ThinkPad-W510:~/new_project$ git checkout 7483f87edeed0bfc5</text:p>
      <text:p text:style-name="Standard"><text:soft-page-break/>error: Your local changes to the following files would be overwritten by checkout:</text:p>
      <text:p text:style-name="Standard"><text:tab/>index.php</text:p>
      <text:p text:style-name="Standard">Please commit your changes or stash them before you switch branches.</text:p>
      <text:p text:style-name="Standard">Aborting</text:p>
      <text:p text:style-name="Standard">ermao@ermao-ThinkPad-W510:~/new_project$ git checkout master </text:p>
      <text:p text:style-name="Standard">M<text:tab/>index.php</text:p>
      <text:p text:style-name="Standard">Already on 'master'</text:p>
      <text:p text:style-name="Standard">ermao@ermao-ThinkPad-W510:~/new_project$ git checkout feature_x</text:p>
      <text:p text:style-name="Standard">error: pathspec 'feature_x' did not match any file(s) known to git.</text:p>
      <text:p text:style-name="Standard">ermao@ermao-ThinkPad-W510:~/new_project$ git branch feature_x</text:p>
      <text:p text:style-name="Standard">ermao@ermao-ThinkPad-W510:~/new_project$ git checkout feature_x</text:p>
      <text:p text:style-name="Standard">M<text:tab/>index.php</text:p>
      <text:p text:style-name="Standard">Switched to branch 'feature_x'</text:p>
      <text:p text:style-name="Standard">ermao@ermao-ThinkPad-W510:~/new_project$ echo "body{background-color:red;}" &gt; style.css</text:p>
      <text:p text:style-name="Standard">ermao@ermao-ThinkPad-W510:~/new_project$ git add style.css</text:p>
      <text:p text:style-name="Standard">ermao@ermao-ThinkPad-W510:~/new_project$ git commit -m "BG color change" </text:p>
      <text:p text:style-name="Standard">[feature_x 1ed7519] BG color change</text:p>
      <text:p text:style-name="Standard"><text:s/>1 file changed, 1 insertion(+)</text:p>
      <text:p text:style-name="Standard">ermao@ermao-ThinkPad-W510:~/new_project$ git checkout master</text:p>
      <text:p text:style-name="Standard">M<text:tab/>index.php</text:p>
      <text:p text:style-name="Standard">Switched to branch 'master'</text:p>
      <text:p text:style-name="Standard">ermao@ermao-ThinkPad-W510:~/new_project$ echo "body{background-color:blue;}" &gt; style.css</text:p>
      <text:p text:style-name="Standard">ermao@ermao-ThinkPad-W510:~/new_project$ git add style.css</text:p>
      <text:p text:style-name="Standard">ermao@ermao-ThinkPad-W510:~/new_project$ git commit -m "BG color change" </text:p>
      <text:p text:style-name="Standard">[master 1b05f97] BG color change</text:p>
      <text:p text:style-name="Standard"><text:s/>1 file changed, 1 insertion(+)</text:p>
      <text:p text:style-name="Standard">ermao@ermao-ThinkPad-W510:~/new_project$ git merge feature_x</text:p>
      <text:p text:style-name="Standard">Auto-merging style.css</text:p>
      <text:p text:style-name="Standard">CONFLICT (content): Merge conflict in style.css</text:p>
      <text:p text:style-name="Standard">Automatic merge failed; fix conflicts and then commit the result.</text:p>
      <text:p text:style-name="Standard">ermao@ermao-ThinkPad-W510:~/new_project$ git add style.css </text:p>
      <text:p text:style-name="Standard">ermao@ermao-ThinkPad-W510:~/new_project$ git commit -m "" </text:p>
      <text:p text:style-name="Standard">Aborting commit due to empty commit message.</text:p>
      <text:p text:style-name="Standard">ermao@ermao-ThinkPad-W510:~/new_project$ git log</text:p>
      <text:p text:style-name="Standard">commit 1b05f9736bf157db1e3591cc20a14e18f1ed9d9a (HEAD -&gt; master)</text:p>
      <text:p text:style-name="Standard">Author: ermao750125 &lt;ermao750125@gmail.com&gt;</text:p>
      <text:p text:style-name="Standard">Date: <text:s text:c="2"/>Thu Oct 25 14:11:30 2018 -0400</text:p>
      <text:p text:style-name="Standard"/>
      <text:p text:style-name="Standard"><text:s text:c="4"/>BG color change</text:p>
      <text:p text:style-name="Standard"/>
      <text:p text:style-name="Standard">commit 421d51164a81fa38587d8b66a425033df74a1214</text:p>
      <text:p text:style-name="Standard">Author: ermao750125 &lt;ermao750125@gmail.com&gt;</text:p>
      <text:p text:style-name="Standard">Date: <text:s text:c="2"/>Thu Oct 25 12:27:03 2018 -0400</text:p>
      <text:p text:style-name="Standard"/>
      <text:p text:style-name="Standard"><text:s text:c="4"/>this is for checking change before and after add</text:p>
      <text:p text:style-name="Standard"/>
      <text:p text:style-name="Standard">commit 7483f87edeed0bfc5ca480598f1205c09ed181ac</text:p>
      <text:p text:style-name="Standard">Author: ermao750125 &lt;ermao750125@gmail.com&gt;</text:p>
      <text:p text:style-name="Standard">Date: <text:s text:c="2"/>Thu Oct 25 10:33:22 2018 -0400</text:p>
      <text:p text:style-name="Standard"><text:soft-page-break/></text:p>
      <text:p text:style-name="Standard"><text:s text:c="4"/>Initial Project Commit for the third <text:s/>phase</text:p>
      <text:p text:style-name="Standard"/>
      <text:p text:style-name="Standard">commit 50c820024e5024d5f16a33de78dffe81588bafe4</text:p>
      <text:p text:style-name="Standard">Author: ermao750125 &lt;ermao750125@gmail.com&gt;</text:p>
      <text:p text:style-name="Standard">Date: <text:s text:c="2"/>Thu Oct 25 10:32:31 2018 -0400</text:p>
      <text:p text:style-name="Standard"/>
      <text:p text:style-name="Standard"><text:s text:c="4"/>Initial Project Commit for the second phase</text:p>
      <text:p text:style-name="Standard"/>
      <text:p text:style-name="Standard">commit 6878e78cc3ea84ed58dbd661bc347d0e05a6b762</text:p>
      <text:p text:style-name="Standard">Author: ermao750125 &lt;ermao750125@gmail.com&gt;</text:p>
      <text:p text:style-name="Standard">Date: <text:s text:c="2"/>Thu Oct 25 10:31:23 2018 -0400</text:p>
      <text:p text:style-name="Standard"/>
      <text:p text:style-name="Standard"><text:s text:c="4"/>Initial Project Commit for the first phase</text:p>
      <text:p text:style-name="P4">ermao@ermao-ThinkPad-W510:~/new_project$ git remote add origin https://github.com/ermao750125/to-do-app.git</text:p>
      <text:p text:style-name="P4">ermao@ermao-ThinkPad-W510:~/new_project$ git push -u origin master</text:p>
      <text:p text:style-name="Standard">Username for 'https://github.com': ermao750125</text:p>
      <text:p text:style-name="Standard">Password for 'https://ermao750125@github.com': </text:p>
      <text:p text:style-name="Standard">To https://github.com/ermao750125/to-do-app.git</text:p>
      <text:p text:style-name="P5"><text:s/><text:span text:style-name="T4">! [rejected] <text:s text:c="7"/>master -&gt; master (fetch first)</text:span></text:p>
      <text:p text:style-name="Standard">error: failed to push some refs to 'https://github.com/ermao750125/to-do-app.git'</text:p>
      <text:p text:style-name="Standard">hint: Updates were rejected because the remote contains work that you do</text:p>
      <text:p text:style-name="Standard">hint: not have locally. This is usually caused by another repository pushing</text:p>
      <text:p text:style-name="Standard">hint: to the same ref. You may want to first integrate the remote changes</text:p>
      <text:p text:style-name="Standard">hint: (e.g., 'git pull ...') before pushing again.</text:p>
      <text:p text:style-name="Standard">hint: See the 'Note about fast-forwards' in 'git push --help' for details.</text:p>
      <text:p text:style-name="P1">ermao@ermao-ThinkPad-W510:~/new_project$ </text:p>
      <text:p text:style-name="P1"/>
      <text:p text:style-name="P1"/>
      <text:p text:style-name="P1"/>
      <text:p text:style-name="P3">kPad-W510:~/new_project$ git merge feature_x</text:p>
      <text:p text:style-name="P2">bash: kPad-W510:~/new_project$: No such file or directory</text:p>
      <text:p text:style-name="P2">ermao@ermao-ThinkPad-W510:~/new_project$ Auto-merging style.css</text:p>
      <text:p text:style-name="P2">Auto-merging: command not found</text:p>
      <text:p text:style-name="P2">ermao@ermao-ThinkPad-W510:~/new_project$ CONFLICT (content): Merge conflict in style.css</text:p>
      <text:p text:style-name="P2">bash: syntax error near unexpected token `content'</text:p>
      <text:p text:style-name="P2">ermao@ermao-ThinkPad-W510:~/new_project$ Automatic merge failed; fix conflicts and then commit the result.</text:p>
      <text:p text:style-name="P2">Automatic: command not found</text:p>
      <text:p text:style-name="P2"/>
      <text:p text:style-name="P2">Command 'fix' not found, did you mean:</text:p>
      <text:p text:style-name="P2"/>
      <text:p text:style-name="P2"><text:s text:c="2"/>command 'six' from deb gambc</text:p>
      <text:p text:style-name="P2"><text:s text:c="2"/>command 'fio' from deb fio</text:p>
      <text:p text:style-name="P2"><text:s text:c="2"/>command 'mix' from deb elixir</text:p>
      <text:p text:style-name="P2"><text:s text:c="2"/>command 'fis' from deb redboot-tools</text:p>
      <text:p text:style-name="P2"><text:s text:c="2"/>command 'fid' from deb id-utils</text:p>
      <text:p text:style-name="P2"><text:s text:c="2"/>command 'gfix' from deb firebird3.0-utils</text:p>
      <text:p text:style-name="P2"><text:soft-page-break/><text:s text:c="2"/>command 'fim' from deb fim</text:p>
      <text:p text:style-name="P2"><text:s text:c="2"/>command 'fox' from deb objcryst-fox</text:p>
      <text:p text:style-name="P2"><text:s text:c="2"/>command 'flix' from deb epix</text:p>
      <text:p text:style-name="P2"><text:s text:c="2"/>command 'fax' from deb efax</text:p>
      <text:p text:style-name="P2"><text:s text:c="2"/>command 'efix' from deb efax</text:p>
      <text:p text:style-name="P2"><text:s text:c="2"/>command 'fmix' from deb embassy-phylip</text:p>
      <text:p text:style-name="P2"/>
      <text:p text:style-name="P2">Try: sudo apt install &lt;deb name&gt;</text:p>
      <text:p text:style-name="P2"/>
      <text:p text:style-name="P2">ermao@ermao-ThinkPad-W510:~/new_project$ ermao@ermao-ThinkPad-W510:~/new_project$ git add style.css </text:p>
      <text:p text:style-name="P2">bash: ermao@ermao-ThinkPad-W510:~/new_project$: No such file or directory</text:p>
      <text:p text:style-name="P2">ermao@ermao-ThinkPad-W510:~/new_project$ ermao@ermao-ThinkPad-W510:~/new_project$ git commit -m "" </text:p>
      <text:p text:style-name="P2">bash: ermao@ermao-ThinkPad-W510:~/new_project$: No such file or directory</text:p>
      <text:p text:style-name="P2">ermao@ermao-ThinkPad-W510:~/new_project$ Aborting commit due to empty commit message.</text:p>
      <text:p text:style-name="P2">Aborting: command not found</text:p>
      <text:p text:style-name="P2">ermao@ermao-ThinkPad-W510:~/new_project$ ermao@ermao-ThinkPad-W510:~/new_project$ git log</text:p>
      <text:p text:style-name="P2">bash: ermao@ermao-ThinkPad-W510:~/new_project$: No such file or directory</text:p>
      <text:p text:style-name="P2">ermao@ermao-ThinkPad-W510:~/new_project$ commit 1b05f9736bf157db1e3591cc20a14e18f1ed9d9a (HEAD -&gt; master)</text:p>
      <text:p text:style-name="P2">bash: syntax error near unexpected token `('</text:p>
      <text:p text:style-name="P2">ermao@ermao-ThinkPad-W510:~/new_project$ Author: ermao750125 &lt;ermao750125@gmail.com&gt;</text:p>
      <text:p text:style-name="P2">bash: syntax error near unexpected token `newline'</text:p>
      <text:p text:style-name="P2">ermao@ermao-ThinkPad-W510:~/new_project$ Date: <text:s text:c="2"/>Thu Oct 25 14:11:30 2018 -0400</text:p>
      <text:p text:style-name="P2">Date:: command not found</text:p>
      <text:p text:style-name="P2">ermao@ermao-ThinkPad-W510:~/new_project$ </text:p>
      <text:p text:style-name="P2">ermao@ermao-ThinkPad-W510:~/new_project$ <text:s text:c="4"/>BG color change</text:p>
      <text:p text:style-name="P2">BG: command not found</text:p>
      <text:p text:style-name="P2">ermao@ermao-ThinkPad-W510:~/new_project$ </text:p>
      <text:p text:style-name="P2">ermao@ermao-ThinkPad-W510:~/new_project$ commit 421d51164a81fa38587d8b66a425033df74a1214</text:p>
      <text:p text:style-name="P2">commit: command not found</text:p>
      <text:p text:style-name="P2">ermao@ermao-ThinkPad-W510:~/new_project$ Author: ermao750125 &lt;ermao750125@gmail.com&gt;</text:p>
      <text:p text:style-name="P2">bash: syntax error near unexpected token `newline'</text:p>
      <text:p text:style-name="P2">ermao@ermao-ThinkPad-W510:~/new_project$ Date: <text:s text:c="2"/>Thu Oct 25 12:27:03 2018 -0400</text:p>
      <text:p text:style-name="P2">Date:: command not found</text:p>
      <text:p text:style-name="P2">ermao@ermao-ThinkPad-W510:~/new_project$ </text:p>
      <text:p text:style-name="P2">ermao@ermao-ThinkPad-W510:~/new_project$ <text:s text:c="4"/>this is for checking change before and after add</text:p>
      <text:p text:style-name="P2"/>
      <text:p text:style-name="P2">Command 'this' not found, did you mean:</text:p>
      <text:p text:style-name="P2"/>
      <text:p text:style-name="P2"><text:s text:c="2"/>command 'thin' from deb thin</text:p>
      <text:p text:style-name="P2"/>
      <text:p text:style-name="P2">Try: sudo apt install &lt;deb name&gt;</text:p>
      <text:p text:style-name="P2"/>
      <text:p text:style-name="P2">ermao@ermao-ThinkPad-W510:~/new_project$ </text:p>
      <text:p text:style-name="Standard"><text:soft-page-break/>ermao@ermao-ThinkPad-W510:~/new_project$ commit 7483f87edeed0bfc5ca480598f1205c09ed181ac</text:p>
      <text:p text:style-name="Standard">commit: command not found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0:33:22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Initial Project Commit for the third <text:s/>phase</text:p>
      <text:p text:style-name="Standard">Initial: command not found</text:p>
      <text:p text:style-name="Standard">ermao@ermao-ThinkPad-W510:~/new_project$ </text:p>
      <text:p text:style-name="Standard">ermao@ermao-ThinkPad-W510:~/new_project$ commit 50c820024e5024d5f16a33de78dffe81588bafe4</text:p>
      <text:p text:style-name="Standard">commit: command not found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0:32:31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Initial Project Commit for the second phase</text:p>
      <text:p text:style-name="Standard">Initial: command not found</text:p>
      <text:p text:style-name="Standard">ermao@ermao-ThinkPad-W510:~/new_project$ </text:p>
      <text:p text:style-name="Standard">ermao@ermao-ThinkPad-W510:~/new_project$ kPad-W510:~/new_project$ git merge feature_x</text:p>
      <text:p text:style-name="Standard">bash: kPad-W510:~/new_project$: No such file or directory</text:p>
      <text:p text:style-name="Standard">ermao@ermao-ThinkPad-W510:~/new_project$ Auto-merging style.css</text:p>
      <text:p text:style-name="Standard">Auto-merging: command not found</text:p>
      <text:p text:style-name="Standard">ermao@ermao-ThinkPad-W510:~/new_project$ CONFLICT (content): Merge conflict in style.css</text:p>
      <text:p text:style-name="Standard">bash: syntax error near unexpected token `content'</text:p>
      <text:p text:style-name="Standard">ermao@ermao-ThinkPad-W510:~/new_project$ Automatic merge failed; fix conflicts and then commit the result.</text:p>
      <text:p text:style-name="Standard">Automatic: command not found</text:p>
      <text:p text:style-name="Standard"/>
      <text:p text:style-name="Standard">Command 'fix' not found, did you mean:</text:p>
      <text:p text:style-name="Standard"/>
      <text:p text:style-name="Standard"><text:s text:c="2"/>command 'fio' from deb fio</text:p>
      <text:p text:style-name="Standard"><text:s text:c="2"/>command 'efix' from deb efax</text:p>
      <text:p text:style-name="Standard"><text:s text:c="2"/>command 'fox' from deb objcryst-fox</text:p>
      <text:p text:style-name="Standard"><text:s text:c="2"/>command 'fis' from deb redboot-tools</text:p>
      <text:p text:style-name="Standard"><text:s text:c="2"/>command 'gfix' from deb firebird3.0-utils</text:p>
      <text:p text:style-name="Standard"><text:s text:c="2"/>command 'fmix' from deb embassy-phylip</text:p>
      <text:p text:style-name="Standard"><text:s text:c="2"/>command 'six' from deb gambc</text:p>
      <text:p text:style-name="Standard"><text:s text:c="2"/>command 'fax' from deb efax</text:p>
      <text:p text:style-name="Standard"><text:s text:c="2"/>command 'mix' from deb elixir</text:p>
      <text:p text:style-name="Standard"><text:s text:c="2"/>command 'flix' from deb epix</text:p>
      <text:p text:style-name="Standard"><text:s text:c="2"/>command 'fid' from deb id-utils</text:p>
      <text:p text:style-name="Standard"><text:s text:c="2"/>command 'fim' from deb fim</text:p>
      <text:p text:style-name="Standard"/>
      <text:p text:style-name="Standard">Try: sudo apt install &lt;deb name&gt;</text:p>
      <text:p text:style-name="Standard"/>
      <text:p text:style-name="Standard"><text:soft-page-break/>ermao@ermao-ThinkPad-W510:~/new_project$ ermao@ermao-ThinkPad-W510:~/new_project$ git add style.css </text:p>
      <text:p text:style-name="Standard">bash: ermao@ermao-ThinkPad-W510:~/new_project$: No such file or directory</text:p>
      <text:p text:style-name="Standard">ermao@ermao-ThinkPad-W510:~/new_project$ ermao@ermao-ThinkPad-W510:~/new_project$ git commit -m "" </text:p>
      <text:p text:style-name="Standard">bash: ermao@ermao-ThinkPad-W510:~/new_project$: No such file or directory</text:p>
      <text:p text:style-name="Standard">ermao@ermao-ThinkPad-W510:~/new_project$ Aborting commit due to empty commit message.</text:p>
      <text:p text:style-name="Standard">Aborting: command not found</text:p>
      <text:p text:style-name="Standard">ermao@ermao-ThinkPad-W510:~/new_project$ ermao@ermao-ThinkPad-W510:~/new_project$ git log</text:p>
      <text:p text:style-name="Standard">bash: ermao@ermao-ThinkPad-W510:~/new_project$: No such file or directory</text:p>
      <text:p text:style-name="Standard">ermao@ermao-ThinkPad-W510:~/new_project$ commit 1b05f9736bf157db1e3591cc20a14e18f1ed9d9a (HEAD -&gt; master)</text:p>
      <text:p text:style-name="Standard">bash: syntax error near unexpected token `('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4:11:30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BG color change</text:p>
      <text:p text:style-name="Standard">BG: command not found</text:p>
      <text:p text:style-name="Standard">ermao@ermao-ThinkPad-W510:~/new_project$ </text:p>
      <text:p text:style-name="Standard">ermao@ermao-ThinkPad-W510:~/new_project$ commit 421d51164a81fa38587d8b66a425033df74a1214</text:p>
      <text:p text:style-name="Standard">commit: command not found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2:27:03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this is for checking change before and after add</text:p>
      <text:p text:style-name="Standard"/>
      <text:p text:style-name="Standard">Command 'this' not found, did you mean:</text:p>
      <text:p text:style-name="Standard"/>
      <text:p text:style-name="Standard"><text:s text:c="2"/>command 'thin' from deb thin</text:p>
      <text:p text:style-name="Standard"/>
      <text:p text:style-name="Standard">Try: sudo apt install &lt;deb name&gt;</text:p>
      <text:p text:style-name="Standard"/>
      <text:p text:style-name="Standard">ermao@ermao-ThinkPad-W510:~/new_project$ </text:p>
      <text:p text:style-name="Standard">ermao@ermao-ThinkPad-W510:~/new_project$ commit 7483f87edeed0bfc5ca480598f1205c09ed181ac</text:p>
      <text:p text:style-name="Standard">commit: command not found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0:33:22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Initial Project Commit for the third <text:s/>phase</text:p>
      <text:p text:style-name="Standard">Initial: command not found</text:p>
      <text:p text:style-name="Standard"><text:soft-page-break/>ermao@ermao-ThinkPad-W510:~/new_project$ </text:p>
      <text:p text:style-name="Standard">ermao@ermao-ThinkPad-W510:~/new_project$ commit 50c820024e5024d5f16a33de78dffe81588bafe4</text:p>
      <text:p text:style-name="Standard">commit: command not found</text:p>
      <text:p text:style-name="Standard">ermao@ermao-ThinkPad-W510:~/new_project$ Author: ermao750125 &lt;ermao750125@gmail.com&gt;</text:p>
      <text:p text:style-name="Standard">bash: syntax error near unexpected token `newline'</text:p>
      <text:p text:style-name="Standard">ermao@ermao-ThinkPad-W510:~/new_project$ Date: <text:s text:c="2"/>Thu Oct 25 10:32:31 2018 -0400</text:p>
      <text:p text:style-name="Standard">Date:: command not found</text:p>
      <text:p text:style-name="Standard">ermao@ermao-ThinkPad-W510:~/new_project$ </text:p>
      <text:p text:style-name="Standard">ermao@ermao-ThinkPad-W510:~/new_project$ <text:s text:c="4"/>Initial Project Commit for the second phase</text:p>
      <text:p text:style-name="Standard">Initial: command not found</text:p>
      <text:p text:style-name="Standard">ermao@ermao-ThinkPad-W510:~/new_project$ </text:p>
      <text:p text:style-name="Standard">ermao@ermao-ThinkPad-W510:~/new_projec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57:15.161929550</meta:creation-date>
    <dc:date>2018-10-25T15:36:47.378094810</dc:date>
    <meta:editing-duration>PT29M20S</meta:editing-duration>
    <meta:editing-cycles>1</meta:editing-cycles>
    <meta:document-statistic meta:table-count="0" meta:image-count="0" meta:object-count="0" meta:page-count="13" meta:paragraph-count="481" meta:word-count="2317" meta:character-count="21598" meta:non-whitespace-character-count="19361"/>
    <meta:generator>LibreOffice/6.0.6.2$Linux_X86_64 LibreOffice_project/00m0$Build-2</meta:generator>
  </office:meta>
</office:document-meta>
</file>